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6600"/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<text:s/>id_culture </text:p>
          </table:table-cell>
          <table:table-cell/>
          <table:table-cell office:value-type="string" calcext:value-type="string">
            <text:p><text:s text:c="6"/>jeune <text:s text:c="6"/></text:p>
          </table:table-cell>
          <table:table-cell office:value-type="string" calcext:value-type="string">
            <text:p><text:s text:c="4"/>productif <text:s text:c="4"/></text:p>
          </table:table-cell>
          <table:table-cell office:value-type="string" calcext:value-type="string">
            <text:p>tot_arb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densit� ha</text:p>
          </table:table-cell>
          <table:table-cell office:value-type="string" calcext:value-type="string">
            <text:p>densit� ca</text:p>
          </table:table-cell>
          <table:table-cell office:value-type="string" calcext:value-type="string">
            <text:p>carre trouv�</text:p>
          </table:table-cell>
          <table:table-cell office:value-type="string" calcext:value-type="string">
            <text:p>legum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-----------+------------------+------------------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C1 <text:s text:c="8"/></text:p>
          </table:table-cell>
          <table:table-cell table:style-name="ce1" office:value-type="string" calcext:value-type="string">
            <text:p>mais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15289" calcext:value-type="float">
            <text:p>15289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<text:s/>C10 <text:s text:c="7"/>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932" calcext:value-type="float">
            <text:p>293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/>C101 <text:s text:c="6"/></text:p>
          </table:table-cell>
          <table:table-cell table:style-name="ce1" office:value-type="string" calcext:value-type="string">
            <text:p>chou fleur</text:p>
          </table:table-cell>
          <table:table-cell table:style-name="ce1" office:value-type="float" office:value="10191.02" calcext:value-type="float">
            <text:p>10191.02</text:p>
          </table:table-cell>
          <table:table-cell table:style-name="ce1" office:value-type="float" office:value="30038.02" calcext:value-type="float">
            <text:p>30038.02</text:p>
          </table:table-cell>
          <table:table-cell table:style-name="ce1"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11 <text:s text:c="7"/></text:p>
          </table:table-cell>
          <table:table-cell table:style-name="ce1" office:value-type="string" calcext:value-type="string">
            <text:p><text:s/>Céleris persil cresson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67.0551" calcext:value-type="float">
            <text:p>167.055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062987013" calcext:value-type="float">
            <text:p>0.06298701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2 <text:s text:c="7"/></text:p>
          </table:table-cell>
          <table:table-cell table:style-name="ce1" office:value-type="string" calcext:value-type="string">
            <text:p><text:s/>laitue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08.21335" calcext:value-type="float">
            <text:p>408.2133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0076536797" calcext:value-type="float">
            <text:p>0.007653679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3 <text:s text:c="7"/></text:p>
          </table:table-cell>
          <table:table-cell table:style-name="ce1" office:value-type="string" calcext:value-type="string">
            <text:p><text:s/>Epinard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28.922" calcext:value-type="float">
            <text:p>628.922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70000" calcext:value-type="float">
            <text:p>770000</text:p>
          </table:table-cell>
          <table:table-cell table:style-name="ce1" office:value-type="float" office:value="0.0016246753" calcext:value-type="float">
            <text:p>0.001624675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4 <text:s text:c="7"/></text:p>
          </table:table-cell>
          <table:table-cell table:style-name="ce1" office:value-type="string" calcext:value-type="string">
            <text:p><text:s/>Lalo Liane panier</text:p>
          </table:table-cell>
          <table:table-cell table:style-name="ce1" office:value-type="float" office:value="2784" calcext:value-type="float">
            <text:p>2784</text:p>
          </table:table-cell>
          <table:table-cell table:style-name="ce1" office:value-type="float" office:value="43335.9999999994" calcext:value-type="float">
            <text:p>43335.9999999994</text:p>
          </table:table-cell>
          <table:table-cell table:style-name="ce1" office:value-type="float" office:value="46119.9999999994" calcext:value-type="float">
            <text:p>46119.99999999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1.3172499999" calcext:value-type="float">
            <text:p>191.3172499999</text:p>
          </table:table-cell>
          <table:table-cell table:style-name="ce1" table:formula="of:=10*10000" office:value-type="float" office:value="100000" calcext:value-type="float">
            <text:p>100000</text:p>
          </table:table-cell>
          <table:table-cell table:style-name="ce1" table:formula="of:=[.H9]*0.77" office:value-type="float" office:value="77000" calcext:value-type="float">
            <text:p>77000</text:p>
          </table:table-cell>
          <table:table-cell table:style-name="ce1" table:formula="of:=[.G9]/[.E9]" office:value-type="float" office:value="0.0041482491326952" calcext:value-type="float">
            <text:p>0.004148249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15 <text:s text:c="7"/></text:p>
          </table:table-cell>
          <table:table-cell office:value-type="string" calcext:value-type="string">
            <text:p><text:s/>Autres légumes ou à tiges(Artichaut chicorée)</text:p>
          </table:table-cell>
          <table:table-cell office:value-type="float" office:value="502" calcext:value-type="float">
            <text:p>502</text:p>
          </table:table-cell>
          <table:table-cell office:value-type="float" office:value="2157" calcext:value-type="float">
            <text:p>21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</text:p>
          </table:table-cell>
          <table:table-cell office:value-type="float" office:value="16.92" calcext:value-type="float">
            <text:p>16.92</text:p>
          </table:table-cell>
          <table:table-cell office:value-type="float" office:value="5500" calcext:value-type="float">
            <text:p>5500</text:p>
          </table:table-cell>
          <table:table-cell office:value-type="float" office:value="4235" calcext:value-type="float">
            <text:p>4235</text:p>
          </table:table-cell>
          <table:table-cell office:value-type="float" office:value="0.627863046" calcext:value-type="float">
            <text:p>0.627863046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<text:s/>C16 <text:s text:c="7"/></text:p>
          </table:table-cell>
          <table:table-cell table:style-name="ce1" office:value-type="string" calcext:value-type="string">
            <text:p><text:s/>Concombr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8.83" calcext:value-type="float">
            <text:p>108.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2516883117" calcext:value-type="float">
            <text:p>0.251688311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7 <text:s text:c="7"/></text:p>
          </table:table-cell>
          <table:table-cell table:style-name="ce1" office:value-type="string" calcext:value-type="string">
            <text:p><text:s/>Aubergine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8885" calcext:value-type="float">
            <text:p>8885</text:p>
          </table:table-cell>
          <table:table-cell table:style-name="ce1" office:value-type="float" office:value="9132" calcext:value-type="float">
            <text:p>9132</text:p>
          </table:table-cell>
          <table:table-cell table:style-name="ce1"/>
          <table:table-cell table:style-name="ce1" office:value-type="float" office:value="1192.7157999995" calcext:value-type="float">
            <text:p>1192.715799999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.185974026" calcext:value-type="float">
            <text:p>1.185974026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8 <text:s text:c="7"/></text:p>
          </table:table-cell>
          <table:table-cell table:style-name="ce1" office:value-type="string" calcext:value-type="string">
            <text:p><text:s/>Tomates</text:p>
          </table:table-cell>
          <table:table-cell table:style-name="ce1" office:value-type="float" office:value="678.99" calcext:value-type="float">
            <text:p>678.99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803.99" calcext:value-type="float">
            <text:p>2803.99</text:p>
          </table:table-cell>
          <table:table-cell table:style-name="ce1"/>
          <table:table-cell table:style-name="ce1" office:value-type="float" office:value="1928.6981499992" calcext:value-type="float">
            <text:p>1928.698149999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820772727" calcext:value-type="float">
            <text:p>0.182077272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19 <text:s text:c="7"/></text:p>
          </table:table-cell>
          <table:table-cell office:value-type="string" calcext:value-type="string">
            <text:p><text:s/>Mirliton</text:p>
          </table:table-cell>
          <table:table-cell office:value-type="float" office:value="6219.999999999" calcext:value-type="float">
            <text:p>6219.999999999</text:p>
          </table:table-cell>
          <table:table-cell office:value-type="float" office:value="389181.999999998" calcext:value-type="float">
            <text:p>389181.999999998</text:p>
          </table:table-cell>
          <table:table-cell office:value-type="float" office:value="395401.999999997" calcext:value-type="float">
            <text:p>395401.999999997</text:p>
          </table:table-cell>
          <table:table-cell/>
          <table:table-cell office:value-type="float" office:value="312.0012" calcext:value-type="float">
            <text:p>312.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 <text:s text:c="8"/></text:p>
          </table:table-cell>
          <table:table-cell table:style-name="ce1" office:value-type="string" calcext:value-type="string">
            <text:p><text:s/>Ri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273" calcext:value-type="float">
            <text:p>1273</text:p>
          </table:table-cell>
          <table:table-cell table:style-name="ce1"/>
          <table:table-cell table:style-name="ce1" office:value-type="float" office:value="28529.2149999859" calcext:value-type="float">
            <text:p>28529.214999985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0 <text:s text:c="7"/></text:p>
          </table:table-cell>
          <table:table-cell table:style-name="ce1" office:value-type="string" calcext:value-type="string">
            <text:p><text:s/>Pastèques(melon)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1714.2302499997" calcext:value-type="float">
            <text:p>1714.230249999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1 <text:s text:c="7"/></text:p>
          </table:table-cell>
          <table:table-cell table:style-name="ce1" office:value-type="string" calcext:value-type="string">
            <text:p><text:s/>Cantaloups melon Fra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37" calcext:value-type="float">
            <text:p>537</text:p>
          </table:table-cell>
          <table:table-cell table:style-name="ce1"/>
          <table:table-cell table:style-name="ce1" office:value-type="float" office:value="224.07" calcext:value-type="float">
            <text:p>224.07</text:p>
          </table:table-cell>
          <table:table-cell table:style-name="ce1" table:formula="of:=1.5*10000" office:value-type="float" office:value="15000" calcext:value-type="float">
            <text:p>15000</text:p>
          </table:table-cell>
          <table:table-cell table:style-name="ce1" table:formula="of:=[.H17]*0.77" office:value-type="float" office:value="11550" calcext:value-type="float">
            <text:p>11550</text:p>
          </table:table-cell>
          <table:table-cell table:style-name="ce1" table:formula="of:=[.E17]/[.I17]" office:value-type="float" office:value="0.0464935064935065" calcext:value-type="float">
            <text:p>0.046493506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2 <text:s text:c="7"/></text:p>
          </table:table-cell>
          <table:table-cell office:value-type="string" calcext:value-type="string">
            <text:p><text:s/>Potirons Giraumon Courgette Courge</text:p>
          </table:table-cell>
          <table:table-cell office:value-type="float" office:value="618" calcext:value-type="float">
            <text:p>618</text:p>
          </table:table-cell>
          <table:table-cell office:value-type="float" office:value="3649" calcext:value-type="float">
            <text:p>3649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432.8802999992" calcext:value-type="float">
            <text:p>1432.8802999992</text:p>
          </table:table-cell>
          <table:table-cell office:value-type="float" office:value="8000" calcext:value-type="float">
            <text:p>8000</text:p>
          </table:table-cell>
          <table:table-cell office:value-type="float" office:value="6160" calcext:value-type="float">
            <text:p>6160</text:p>
          </table:table-cell>
          <table:table-cell office:value-type="float" office:value="0.6926948052" calcext:value-type="float">
            <text:p>0.69269480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23 <text:s text:c="7"/></text:p>
          </table:table-cell>
          <table:table-cell table:style-name="ce1" office:value-type="string" calcext:value-type="string">
            <text:p><text:s/>Combos Calalou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474.9999999999" calcext:value-type="float">
            <text:p>5474.9999999999</text:p>
          </table:table-cell>
          <table:table-cell table:style-name="ce1" office:value-type="float" office:value="5843.9999999999" calcext:value-type="float">
            <text:p>5843.9999999999</text:p>
          </table:table-cell>
          <table:table-cell table:style-name="ce1"/>
          <table:table-cell table:style-name="ce1" office:value-type="float" office:value="2489.5287499988" calcext:value-type="float">
            <text:p>2489.5287499988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3794805195" calcext:value-type="float">
            <text:p>0.379480519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4 <text:s text:c="7"/></text:p>
          </table:table-cell>
          <table:table-cell office:value-type="string" calcext:value-type="string">
            <text:p><text:s/>Autres légumes à pépins(Poivron)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00.53" calcext:value-type="float">
            <text:p>20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1402597403" calcext:value-type="float">
            <text:p>0.140259740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5 <text:s text:c="7"/></text:p>
          </table:table-cell>
          <table:table-cell table:style-name="ce1" office:value-type="string" calcext:value-type="string">
            <text:p><text:s/>Carottes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4077" calcext:value-type="float">
            <text:p>4077</text:p>
          </table:table-cell>
          <table:table-cell table:style-name="ce1"/>
          <table:table-cell table:style-name="ce1" office:value-type="float" office:value="2003.2892499996" calcext:value-type="float">
            <text:p>2003.2892499996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308000" calcext:value-type="float">
            <text:p>308000</text:p>
          </table:table-cell>
          <table:table-cell table:style-name="ce1" office:value-type="float" office:value="0.013237013" calcext:value-type="float">
            <text:p>0.01323701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26 <text:s text:c="7"/></text:p>
          </table:table-cell>
          <table:table-cell office:value-type="string" calcext:value-type="string">
            <text:p><text:s/>Mazembelle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476.48355" calcext:value-type="float">
            <text:p>476.48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7 <text:s text:c="7"/></text:p>
          </table:table-cell>
          <table:table-cell table:style-name="ce1" office:value-type="string" calcext:value-type="string">
            <text:p><text:s/>Betterave rou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72" calcext:value-type="float">
            <text:p>672</text:p>
          </table:table-cell>
          <table:table-cell table:style-name="ce1"/>
          <table:table-cell table:style-name="ce1" office:value-type="float" office:value="429.315" calcext:value-type="float">
            <text:p>429.315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043636364" calcext:value-type="float">
            <text:p>0.0043636364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8 <text:s text:c="7"/></text:p>
          </table:table-cell>
          <table:table-cell table:style-name="ce1" office:value-type="string" calcext:value-type="string">
            <text:p><text:s/>Ai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47" calcext:value-type="float">
            <text:p>547</text:p>
          </table:table-cell>
          <table:table-cell table:style-name="ce1"/>
          <table:table-cell table:style-name="ce1" office:value-type="float" office:value="25.015" calcext:value-type="float">
            <text:p>25.015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0.010148423" calcext:value-type="float">
            <text:p>0.0101484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29 <text:s text:c="7"/></text:p>
          </table:table-cell>
          <table:table-cell table:style-name="ce1" office:value-type="string" calcext:value-type="string">
            <text:p><text:s/>Oignons (y compris échalotes)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525" calcext:value-type="float">
            <text:p>1525</text:p>
          </table:table-cell>
          <table:table-cell table:style-name="ce1"/>
          <table:table-cell table:style-name="ce1" office:value-type="float" office:value="3008.2912499998" calcext:value-type="float">
            <text:p>3008.2912499998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98051948" calcext:value-type="float">
            <text:p>0.0198051948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 <text:s text:c="8"/></text:p>
          </table:table-cell>
          <table:table-cell table:style-name="ce1" office:value-type="string" calcext:value-type="string">
            <text:p><text:s/>Sorgho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4393" calcext:value-type="float">
            <text:p>4393</text:p>
          </table:table-cell>
          <table:table-cell table:style-name="ce1"/>
          <table:table-cell table:style-name="ce1" office:value-type="float" office:value="48676.8465499736" calcext:value-type="float">
            <text:p>48676.84654997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0 <text:s text:c="7"/></text:p>
          </table:table-cell>
          <table:table-cell table:style-name="ce1" office:value-type="string" calcext:value-type="string">
            <text:p><text:s/>Poireaux et autres légumes alliacés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4864" calcext:value-type="float">
            <text:p>4864</text:p>
          </table:table-cell>
          <table:table-cell table:style-name="ce1"/>
          <table:table-cell table:style-name="ce1" office:value-type="float" office:value="1461.775" calcext:value-type="float">
            <text:p>1461.77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1263376623" calcext:value-type="float">
            <text:p>0.12633766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1 <text:s text:c="7"/></text:p>
          </table:table-cell>
          <table:table-cell table:style-name="ce1" office:value-type="string" calcext:value-type="string">
            <text:p><text:s/>Pomme de terr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7075" calcext:value-type="float">
            <text:p>7075</text:p>
          </table:table-cell>
          <table:table-cell table:style-name="ce1" office:value-type="float" office:value="7396" calcext:value-type="float">
            <text:p>7396</text:p>
          </table:table-cell>
          <table:table-cell table:style-name="ce1"/>
          <table:table-cell table:style-name="ce1" office:value-type="float" office:value="2171.865" calcext:value-type="float">
            <text:p>2171.86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4802597403" calcext:value-type="float">
            <text:p>0.48025974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2 <text:s text:c="7"/></text:p>
          </table:table-cell>
          <table:table-cell table:style-name="ce1" office:value-type="string" calcext:value-type="string">
            <text:p><text:s/>Patates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6985" calcext:value-type="float">
            <text:p>6985</text:p>
          </table:table-cell>
          <table:table-cell table:style-name="ce1" office:value-type="float" office:value="8069" calcext:value-type="float">
            <text:p>8069</text:p>
          </table:table-cell>
          <table:table-cell table:style-name="ce1"/>
          <table:table-cell table:style-name="ce1" office:value-type="float" office:value="24839.6538999981" calcext:value-type="float">
            <text:p>24839.653899998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2619805195" calcext:value-type="float">
            <text:p>0.2619805195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3 <text:s text:c="7"/></text:p>
          </table:table-cell>
          <table:table-cell table:style-name="ce1" office:value-type="string" calcext:value-type="string">
            <text:p><text:s/>Ignames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23832.9999999998" calcext:value-type="float">
            <text:p>23832.9999999998</text:p>
          </table:table-cell>
          <table:table-cell table:style-name="ce1" office:value-type="float" office:value="25462.9999999998" calcext:value-type="float">
            <text:p>25462.9999999998</text:p>
          </table:table-cell>
          <table:table-cell table:style-name="ce1"/>
          <table:table-cell table:style-name="ce1" office:value-type="float" office:value="22706.9681499942" calcext:value-type="float">
            <text:p>22706.96814999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4 <text:s text:c="7"/></text:p>
          </table:table-cell>
          <table:table-cell table:style-name="ce1" office:value-type="string" calcext:value-type="string">
            <text:p><text:s/>Manioc doux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4696.9999999999" calcext:value-type="float">
            <text:p>14696.9999999999</text:p>
          </table:table-cell>
          <table:table-cell table:style-name="ce1" office:value-type="float" office:value="15400.9999999999" calcext:value-type="float">
            <text:p>15400.9999999999</text:p>
          </table:table-cell>
          <table:table-cell table:style-name="ce1"/>
          <table:table-cell table:style-name="ce1" office:value-type="float" office:value="15640.7593999954" calcext:value-type="float">
            <text:p>15640.759399995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5 <text:s text:c="7"/></text:p>
          </table:table-cell>
          <table:table-cell table:style-name="ce1" office:value-type="string" calcext:value-type="string">
            <text:p><text:s/>Manioc amer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6860.97" calcext:value-type="float">
            <text:p>16860.97</text:p>
          </table:table-cell>
          <table:table-cell table:style-name="ce1" office:value-type="float" office:value="18112.97" calcext:value-type="float">
            <text:p>18112.97</text:p>
          </table:table-cell>
          <table:table-cell table:style-name="ce1"/>
          <table:table-cell table:style-name="ce1" office:value-type="float" office:value="13037.5183499993" calcext:value-type="float">
            <text:p>13037.518349999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<text:s/>C36 <text:s text:c="7"/></text:p>
          </table:table-cell>
          <table:table-cell table:style-name="ce1" office:value-type="string" calcext:value-type="string">
            <text:p><text:s/>Malanga Taro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2215.03" calcext:value-type="float">
            <text:p>22215.03</text:p>
          </table:table-cell>
          <table:table-cell table:style-name="ce1" office:value-type="float" office:value="23367.03" calcext:value-type="float">
            <text:p>23367.03</text:p>
          </table:table-cell>
          <table:table-cell table:style-name="ce1"/>
          <table:table-cell table:style-name="ce1" office:value-type="float" office:value="6750.4250499994" calcext:value-type="float">
            <text:p>6750.425049999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7 <text:s text:c="7"/></text:p>
          </table:table-cell>
          <table:table-cell office:value-type="string" calcext:value-type="string">
            <text:p><text:s/>Autres racines et tubercules n.c.a (Navetsradis..)</text:p>
          </table:table-cell>
          <table:table-cell office:value-type="float" office:value="340" calcext:value-type="float">
            <text:p>340</text:p>
          </table:table-cell>
          <table:table-cell office:value-type="float" office:value="7087.9999999995" calcext:value-type="float">
            <text:p>7087.9999999995</text:p>
          </table:table-cell>
          <table:table-cell office:value-type="float" office:value="7427.9999999995" calcext:value-type="float">
            <text:p>7427.9999999995</text:p>
          </table:table-cell>
          <table:table-cell/>
          <table:table-cell office:value-type="float" office:value="184.345" calcext:value-type="float">
            <text:p>184.3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411688312" calcext:value-type="float">
            <text:p>0.24116883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38 <text:s text:c="7"/></text:p>
          </table:table-cell>
          <table:table-cell table:style-name="ce1" office:value-type="string" calcext:value-type="string">
            <text:p><text:s/>Champignons et truffes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6447" calcext:value-type="float">
            <text:p>6447</text:p>
          </table:table-cell>
          <table:table-cell table:style-name="ce1" office:value-type="float" office:value="8163" calcext:value-type="float">
            <text:p>8163</text:p>
          </table:table-cell>
          <table:table-cell table:style-name="ce1"/>
          <table:table-cell table:style-name="ce1" office:value-type="float" office:value="9.65695" calcext:value-type="float">
            <text:p>9.6569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9 <text:s text:c="7"/></text:p>
          </table:table-cell>
          <table:table-cell office:value-type="string" calcext:value-type="string">
            <text:p><text:s/>Avocats</text:p>
          </table:table-cell>
          <table:table-cell office:value-type="float" office:value="308351.009999999" calcext:value-type="float">
            <text:p>308351.009999999</text:p>
          </table:table-cell>
          <table:table-cell office:value-type="float" office:value="8086299.20999854" calcext:value-type="float">
            <text:p>8086299.20999854</text:p>
          </table:table-cell>
          <table:table-cell office:value-type="float" office:value="8394650.21999854" calcext:value-type="float">
            <text:p>8394650.21999854</text:p>
          </table:table-cell>
          <table:table-cell/>
          <table:table-cell office:value-type="float" office:value="156.1358999999" calcext:value-type="float">
            <text:p>156.1358999999</text:p>
          </table:table-cell>
          <table:table-cell office:value-type="float" office:value="4" calcext:value-type="float">
            <text:p>4</text:p>
          </table:table-cell>
          <table:table-cell office:value-type="float" office:value="3.08" calcext:value-type="float">
            <text:p>3.08</text:p>
          </table:table-cell>
          <table:table-cell office:value-type="float" office:value="2725535.78571381" calcext:value-type="float">
            <text:p>2725535.785713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4 <text:s text:c="8"/></text:p>
          </table:table-cell>
          <table:table-cell table:style-name="ce1" office:value-type="string" calcext:value-type="string">
            <text:p><text:s/>Haricots(BeurreBlancNoir Rouge...)</text:p>
          </table:table-cell>
          <table:table-cell table:style-name="ce1" office:value-type="float" office:value="4841.0199999994" calcext:value-type="float">
            <text:p>4841.0199999994</text:p>
          </table:table-cell>
          <table:table-cell table:style-name="ce1" office:value-type="float" office:value="59328.09" calcext:value-type="float">
            <text:p>59328.09</text:p>
          </table:table-cell>
          <table:table-cell table:style-name="ce1" office:value-type="float" office:value="64169.1099999994" calcext:value-type="float">
            <text:p>64169.1099999994</text:p>
          </table:table-cell>
          <table:table-cell table:style-name="ce1"/>
          <table:table-cell table:style-name="ce1" office:value-type="float" office:value="91795.5933999785" calcext:value-type="float">
            <text:p>91795.593399978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55557671" calcext:value-type="float">
            <text:p>0.5555767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40 <text:s text:c="7"/></text:p>
          </table:table-cell>
          <table:table-cell office:value-type="string" calcext:value-type="string">
            <text:p><text:s/>Bananes et plantains</text:p>
          </table:table-cell>
          <table:table-cell office:value-type="float" office:value="3548718" calcext:value-type="float">
            <text:p>3548718</text:p>
          </table:table-cell>
          <table:table-cell office:value-type="float" office:value="45956395.1399895" calcext:value-type="float">
            <text:p>45956395.1399895</text:p>
          </table:table-cell>
          <table:table-cell office:value-type="float" office:value="49505113.1399895" calcext:value-type="float">
            <text:p>49505113.1399895</text:p>
          </table:table-cell>
          <table:table-cell/>
          <table:table-cell office:value-type="float" office:value="37635.4353499976" calcext:value-type="float">
            <text:p>37635.4353499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1 <text:s text:c="7"/></text:p>
          </table:table-cell>
          <table:table-cell office:value-type="string" calcext:value-type="string">
            <text:p><text:s/>Tamarin</text:p>
          </table:table-cell>
          <table:table-cell office:value-type="float" office:value="8864" calcext:value-type="float">
            <text:p>8864</text:p>
          </table:table-cell>
          <table:table-cell office:value-type="float" office:value="152028.089999991" calcext:value-type="float">
            <text:p>152028.089999991</text:p>
          </table:table-cell>
          <table:table-cell office:value-type="float" office:value="160892.089999991" calcext:value-type="float">
            <text:p>160892.089999991</text:p>
          </table:table-cell>
          <table:table-cell/>
          <table:table-cell office:value-type="float" office:value="94.6614" calcext:value-type="float">
            <text:p>94.6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2 <text:s text:c="7"/></text:p>
          </table:table-cell>
          <table:table-cell office:value-type="string" calcext:value-type="string">
            <text:p><text:s/>Guayave</text:p>
          </table:table-cell>
          <table:table-cell office:value-type="float" office:value="25937" calcext:value-type="float">
            <text:p>25937</text:p>
          </table:table-cell>
          <table:table-cell office:value-type="float" office:value="362160.489999707" calcext:value-type="float">
            <text:p>362160.489999707</text:p>
          </table:table-cell>
          <table:table-cell office:value-type="float" office:value="388097.489999707" calcext:value-type="float">
            <text:p>388097.489999707</text:p>
          </table:table-cell>
          <table:table-cell/>
          <table:table-cell office:value-type="float" office:value="29.415" calcext:value-type="float">
            <text:p>29.41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3 <text:s text:c="7"/></text:p>
          </table:table-cell>
          <table:table-cell office:value-type="string" calcext:value-type="string">
            <text:p><text:s/>Corossol</text:p>
          </table:table-cell>
          <table:table-cell office:value-type="float" office:value="47575.9999999999" calcext:value-type="float">
            <text:p>47575.9999999999</text:p>
          </table:table-cell>
          <table:table-cell office:value-type="float" office:value="1209086.02999989" calcext:value-type="float">
            <text:p>1209086.02999989</text:p>
          </table:table-cell>
          <table:table-cell office:value-type="float" office:value="1256662.02999989" calcext:value-type="float">
            <text:p>1256662.02999989</text:p>
          </table:table-cell>
          <table:table-cell/>
          <table:table-cell office:value-type="float" office:value="46.1112499999" calcext:value-type="float">
            <text:p>46.11124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4 <text:s text:c="7"/></text:p>
          </table:table-cell>
          <table:table-cell office:value-type="string" calcext:value-type="string">
            <text:p><text:s/>Cachiman (None)</text:p>
          </table:table-cell>
          <table:table-cell office:value-type="float" office:value="31753.9999999999" calcext:value-type="float">
            <text:p>31753.9999999999</text:p>
          </table:table-cell>
          <table:table-cell office:value-type="float" office:value="942033.029999968" calcext:value-type="float">
            <text:p>942033.029999968</text:p>
          </table:table-cell>
          <table:table-cell office:value-type="float" office:value="973787.029999968" calcext:value-type="float">
            <text:p>973787.029999968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5 <text:s text:c="7"/></text:p>
          </table:table-cell>
          <table:table-cell office:value-type="string" calcext:value-type="string">
            <text:p><text:s/>Mangues francisque</text:p>
          </table:table-cell>
          <table:table-cell office:value-type="float" office:value="50077.03" calcext:value-type="float">
            <text:p>50077.03</text:p>
          </table:table-cell>
          <table:table-cell office:value-type="float" office:value="1505860.46999961" calcext:value-type="float">
            <text:p>1505860.46999961</text:p>
          </table:table-cell>
          <table:table-cell office:value-type="float" office:value="1555937.49999961" calcext:value-type="float">
            <text:p>1555937.49999961</text:p>
          </table:table-cell>
          <table:table-cell/>
          <table:table-cell office:value-type="float" office:value="63.3568" calcext:value-type="float">
            <text:p>63.3568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0413.9610389509" calcext:value-type="float">
            <text:p>40413.9610389509</text:p>
          </table:table-cell>
          <table:table-cell office:value-type="float" office:value="2439.2368" calcext:value-type="float">
            <text:p>2439.2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6 <text:s text:c="7"/></text:p>
          </table:table-cell>
          <table:table-cell office:value-type="string" calcext:value-type="string">
            <text:p><text:s/>Autres mangues</text:p>
          </table:table-cell>
          <table:table-cell office:value-type="float" office:value="431355.13" calcext:value-type="float">
            <text:p>431355.13</text:p>
          </table:table-cell>
          <table:table-cell office:value-type="float" office:value="16220154.5899959" calcext:value-type="float">
            <text:p>16220154.5899959</text:p>
          </table:table-cell>
          <table:table-cell office:value-type="float" office:value="16651509.7199959" calcext:value-type="float">
            <text:p>16651509.7199959</text:p>
          </table:table-cell>
          <table:table-cell/>
          <table:table-cell office:value-type="float" office:value="288.61975" calcext:value-type="float">
            <text:p>288.61975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32506.74597392" calcext:value-type="float">
            <text:p>432506.74597392</text:p>
          </table:table-cell>
          <table:table-cell office:value-type="float" office:value="11111.8603749997" calcext:value-type="float">
            <text:p>11111.86037499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7 <text:s text:c="7"/></text:p>
          </table:table-cell>
          <table:table-cell office:value-type="string" calcext:value-type="string">
            <text:p><text:s/>Papayes</text:p>
          </table:table-cell>
          <table:table-cell office:value-type="float" office:value="44257.0399999997" calcext:value-type="float">
            <text:p>44257.0399999997</text:p>
          </table:table-cell>
          <table:table-cell office:value-type="float" office:value="1103664.43999987" calcext:value-type="float">
            <text:p>1103664.43999987</text:p>
          </table:table-cell>
          <table:table-cell office:value-type="float" office:value="1147921.47999987" calcext:value-type="float">
            <text:p>1147921.47999987</text:p>
          </table:table-cell>
          <table:table-cell/>
          <table:table-cell office:value-type="float" office:value="181.36" calcext:value-type="float">
            <text:p>181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8 <text:s text:c="7"/></text:p>
          </table:table-cell>
          <table:table-cell office:value-type="string" calcext:value-type="string">
            <text:p><text:s/>Ananas</text:p>
          </table:table-cell>
          <table:table-cell office:value-type="float" office:value="11322" calcext:value-type="float">
            <text:p>11322</text:p>
          </table:table-cell>
          <table:table-cell office:value-type="float" office:value="407679.989999997" calcext:value-type="float">
            <text:p>407679.989999997</text:p>
          </table:table-cell>
          <table:table-cell office:value-type="float" office:value="419001.989999997" calcext:value-type="float">
            <text:p>419001.989999997</text:p>
          </table:table-cell>
          <table:table-cell/>
          <table:table-cell office:value-type="float" office:value="236.59" calcext:value-type="float">
            <text:p>236.59</text:p>
          </table:table-cell>
          <table:table-cell office:value-type="float" office:value="30000" calcext:value-type="float">
            <text:p>30000</text:p>
          </table:table-cell>
          <table:table-cell office:value-type="float" office:value="23100" calcext:value-type="float">
            <text:p>23100</text:p>
          </table:table-cell>
          <table:table-cell office:value-type="float" office:value="18.1386142857" calcext:value-type="float">
            <text:p>18.138614285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/>C49 <text:s text:c="7"/></text:p>
          </table:table-cell>
          <table:table-cell office:value-type="string" calcext:value-type="string">
            <text:p><text:s/>Arbre véritable</text:p>
          </table:table-cell>
          <table:table-cell office:value-type="float" office:value="151599.11" calcext:value-type="float">
            <text:p>151599.11</text:p>
          </table:table-cell>
          <table:table-cell office:value-type="float" office:value="5880029.14999993" calcext:value-type="float">
            <text:p>5880029.14999993</text:p>
          </table:table-cell>
          <table:table-cell office:value-type="float" office:value="6031628.25999993" calcext:value-type="float">
            <text:p>6031628.25999993</text:p>
          </table:table-cell>
          <table:table-cell/>
          <table:table-cell office:value-type="float" office:value="112.47995" calcext:value-type="float">
            <text:p>112.4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5 <text:s text:c="8"/></text:p>
          </table:table-cell>
          <table:table-cell table:style-name="ce1" office:value-type="string" calcext:value-type="string">
            <text:p><text:s/>Pois Congo</text:p>
          </table:table-cell>
          <table:table-cell table:style-name="ce1" office:value-type="float" office:value="4372" calcext:value-type="float">
            <text:p>4372</text:p>
          </table:table-cell>
          <table:table-cell table:style-name="ce1" office:value-type="float" office:value="7823.9999999995" calcext:value-type="float">
            <text:p>7823.9999999995</text:p>
          </table:table-cell>
          <table:table-cell table:style-name="ce1" office:value-type="float" office:value="12195.9999999995" calcext:value-type="float">
            <text:p>12195.9999999995</text:p>
          </table:table-cell>
          <table:table-cell table:style-name="ce1"/>
          <table:table-cell table:style-name="ce1" office:value-type="float" office:value="41872.6123999745" calcext:value-type="float">
            <text:p>41872.612399974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395974026" calcext:value-type="float">
            <text:p>0.39597402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50 <text:s text:c="7"/></text:p>
          </table:table-cell>
          <table:table-cell office:value-type="string" calcext:value-type="string">
            <text:p><text:s/>Arbre à pain</text:p>
          </table:table-cell>
          <table:table-cell office:value-type="float" office:value="35627.03" calcext:value-type="float">
            <text:p>35627.03</text:p>
          </table:table-cell>
          <table:table-cell office:value-type="float" office:value="1010618.84999998" calcext:value-type="float">
            <text:p>1010618.84999998</text:p>
          </table:table-cell>
          <table:table-cell office:value-type="float" office:value="1046245.87999998" calcext:value-type="float">
            <text:p>1046245.87999998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1 <text:s text:c="7"/></text:p>
          </table:table-cell>
          <table:table-cell office:value-type="string" calcext:value-type="string">
            <text:p><text:s/>Abricots</text:p>
          </table:table-cell>
          <table:table-cell office:value-type="float" office:value="12753" calcext:value-type="float">
            <text:p>12753</text:p>
          </table:table-cell>
          <table:table-cell office:value-type="float" office:value="225418.02" calcext:value-type="float">
            <text:p>225418.02</text:p>
          </table:table-cell>
          <table:table-cell office:value-type="float" office:value="238171.02" calcext:value-type="float">
            <text:p>238171.02</text:p>
          </table:table-cell>
          <table:table-cell/>
          <table:table-cell office:value-type="float" office:value="14.695" calcext:value-type="float">
            <text:p>14.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2 <text:s text:c="7"/></text:p>
          </table:table-cell>
          <table:table-cell office:value-type="string" calcext:value-type="string">
            <text:p><text:s/>Quenêpe</text:p>
          </table:table-cell>
          <table:table-cell office:value-type="float" office:value="41704.0999999997" calcext:value-type="float">
            <text:p>41704.0999999997</text:p>
          </table:table-cell>
          <table:table-cell office:value-type="float" office:value="530573.499999932" calcext:value-type="float">
            <text:p>530573.499999932</text:p>
          </table:table-cell>
          <table:table-cell office:value-type="float" office:value="572277.599999932" calcext:value-type="float">
            <text:p>572277.599999932</text:p>
          </table:table-cell>
          <table:table-cell/>
          <table:table-cell office:value-type="float" office:value="27.02" calcext:value-type="float">
            <text:p>27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3 <text:s text:c="7"/></text:p>
          </table:table-cell>
          <table:table-cell office:value-type="string" calcext:value-type="string">
            <text:p><text:s/>Corombola</text:p>
          </table:table-cell>
          <table:table-cell office:value-type="float" office:value="405" calcext:value-type="float">
            <text:p>405</text:p>
          </table:table-cell>
          <table:table-cell office:value-type="float" office:value="5276.9999999985" calcext:value-type="float">
            <text:p>5276.9999999985</text:p>
          </table:table-cell>
          <table:table-cell office:value-type="float" office:value="5681.9999999985" calcext:value-type="float">
            <text:p>5681.9999999985</text:p>
          </table:table-cell>
          <table:table-cell/>
          <table:table-cell office:value-type="float" office:value="8.75565" calcext:value-type="float">
            <text:p>8.7556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4 <text:s text:c="7"/></text:p>
          </table:table-cell>
          <table:table-cell office:value-type="string" calcext:value-type="string">
            <text:p><text:s/>Autres fruits tropicaux et subtropicaux(Sapotille cayimitejaquierDattes jaune d'oeuf)</text:p>
          </table:table-cell>
          <table:table-cell office:value-type="float" office:value="53422.999999854" calcext:value-type="float">
            <text:p>53422.999999854</text:p>
          </table:table-cell>
          <table:table-cell office:value-type="float" office:value="195534.999999898" calcext:value-type="float">
            <text:p>195534.999999898</text:p>
          </table:table-cell>
          <table:table-cell office:value-type="float" office:value="248957.999999752" calcext:value-type="float">
            <text:p>248957.999999752</text:p>
          </table:table-cell>
          <table:table-cell/>
          <table:table-cell office:value-type="float" office:value="12.70055" calcext:value-type="float">
            <text:p>12.7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5 <text:s text:c="7"/></text:p>
          </table:table-cell>
          <table:table-cell office:value-type="string" calcext:value-type="string">
            <text:p><text:s/>Pamplemousses(Chadèque)</text:p>
          </table:table-cell>
          <table:table-cell office:value-type="float" office:value="107004.99" calcext:value-type="float">
            <text:p>107004.99</text:p>
          </table:table-cell>
          <table:table-cell office:value-type="float" office:value="2986534.29999992" calcext:value-type="float">
            <text:p>2986534.29999992</text:p>
          </table:table-cell>
          <table:table-cell office:value-type="float" office:value="3093539.28999992" calcext:value-type="float">
            <text:p>3093539.28999992</text:p>
          </table:table-cell>
          <table:table-cell/>
          <table:table-cell office:value-type="float" office:value="26.53975" calcext:value-type="float">
            <text:p>26.53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6 <text:s text:c="7"/></text:p>
          </table:table-cell>
          <table:table-cell office:value-type="string" calcext:value-type="string">
            <text:p><text:s/>Citrons et limes</text:p>
          </table:table-cell>
          <table:table-cell office:value-type="float" office:value="89711.6299999991" calcext:value-type="float">
            <text:p>89711.6299999991</text:p>
          </table:table-cell>
          <table:table-cell office:value-type="float" office:value="1739108.65999995" calcext:value-type="float">
            <text:p>1739108.65999995</text:p>
          </table:table-cell>
          <table:table-cell office:value-type="float" office:value="1828820.28999995" calcext:value-type="float">
            <text:p>1828820.28999995</text:p>
          </table:table-cell>
          <table:table-cell/>
          <table:table-cell office:value-type="float" office:value="25.63" calcext:value-type="float">
            <text:p>25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7 <text:s text:c="7"/></text:p>
          </table:table-cell>
          <table:table-cell office:value-type="string" calcext:value-type="string">
            <text:p><text:s/>Oranges</text:p>
          </table:table-cell>
          <table:table-cell office:value-type="float" office:value="137438" calcext:value-type="float">
            <text:p>137438</text:p>
          </table:table-cell>
          <table:table-cell office:value-type="float" office:value="4022610.68999953" calcext:value-type="float">
            <text:p>4022610.68999953</text:p>
          </table:table-cell>
          <table:table-cell office:value-type="float" office:value="4160048.68999953" calcext:value-type="float">
            <text:p>4160048.68999953</text:p>
          </table:table-cell>
          <table:table-cell/>
          <table:table-cell office:value-type="float" office:value="36.2304" calcext:value-type="float">
            <text:p>36.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8 <text:s text:c="7"/></text:p>
          </table:table-cell>
          <table:table-cell office:value-type="string" calcext:value-type="string">
            <text:p><text:s/>Tangerines mandarines clémentines</text:p>
          </table:table-cell>
          <table:table-cell office:value-type="float" office:value="85390.0399999989" calcext:value-type="float">
            <text:p>85390.0399999989</text:p>
          </table:table-cell>
          <table:table-cell office:value-type="float" office:value="2433138.74999912" calcext:value-type="float">
            <text:p>2433138.74999912</text:p>
          </table:table-cell>
          <table:table-cell office:value-type="float" office:value="2518528.78999912" calcext:value-type="float">
            <text:p>2518528.78999912</text:p>
          </table:table-cell>
          <table:table-cell/>
          <table:table-cell office:value-type="float" office:value="27.035" calcext:value-type="float">
            <text:p>27.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9 <text:s text:c="7"/></text:p>
          </table:table-cell>
          <table:table-cell office:value-type="string" calcext:value-type="string">
            <text:p><text:s/>Autres agrumes (Bigaradier...)</text:p>
          </table:table-cell>
          <table:table-cell office:value-type="float" office:value="16115" calcext:value-type="float">
            <text:p>16115</text:p>
          </table:table-cell>
          <table:table-cell office:value-type="float" office:value="156918.04" calcext:value-type="float">
            <text:p>156918.04</text:p>
          </table:table-cell>
          <table:table-cell office:value-type="float" office:value="173033.04" calcext:value-type="float">
            <text:p>173033.04</text:p>
          </table:table-cell>
          <table:table-cell/>
          <table:table-cell office:value-type="float" office:value="2.475" calcext:value-type="float">
            <text:p>2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 <text:s text:c="8"/></text:p>
          </table:table-cell>
          <table:table-cell table:style-name="ce1" office:value-type="string" calcext:value-type="string">
            <text:p><text:s/>Pois souche</text:p>
          </table:table-cell>
          <table:table-cell table:style-name="ce1" office:value-type="float" office:value="273.9999999999" calcext:value-type="float">
            <text:p>273.9999999999</text:p>
          </table:table-cell>
          <table:table-cell table:style-name="ce1" office:value-type="float" office:value="3178.97" calcext:value-type="float">
            <text:p>3178.97</text:p>
          </table:table-cell>
          <table:table-cell table:style-name="ce1" office:value-type="float" office:value="3452.9699999999" calcext:value-type="float">
            <text:p>3452.9699999999</text:p>
          </table:table-cell>
          <table:table-cell table:style-name="ce1"/>
          <table:table-cell table:style-name="ce1" office:value-type="float" office:value="6930.3773999984" calcext:value-type="float">
            <text:p>6930.3773999984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21094156" calcext:value-type="float">
            <text:p>0.112109415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0 <text:s text:c="7"/></text:p>
          </table:table-cell>
          <table:table-cell office:value-type="string" calcext:value-type="string">
            <text:p><text:s/>Raisins</text:p>
          </table:table-cell>
          <table:table-cell office:value-type="float" office:value="1497" calcext:value-type="float">
            <text:p>1497</text:p>
          </table:table-cell>
          <table:table-cell office:value-type="float" office:value="10862.0399999992" calcext:value-type="float">
            <text:p>10862.0399999992</text:p>
          </table:table-cell>
          <table:table-cell office:value-type="float" office:value="12359.0399999992" calcext:value-type="float">
            <text:p>12359.0399999992</text:p>
          </table:table-cell>
          <table:table-cell/>
          <table:table-cell office:value-type="float" office:value="1.535" calcext:value-type="float">
            <text:p>1.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1 <text:s text:c="7"/></text:p>
          </table:table-cell>
          <table:table-cell table:style-name="ce1" office:value-type="string" calcext:value-type="string">
            <text:p><text:s/>Frais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34" calcext:value-type="float">
            <text:p>934</text:p>
          </table:table-cell>
          <table:table-cell table:style-name="ce1"/>
          <table:table-cell table:style-name="ce1" office:value-type="float" office:value="4.505" calcext:value-type="float">
            <text:p>4.50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0606493506" calcext:value-type="float">
            <text:p>0.060649350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2 <text:s text:c="7"/></text:p>
          </table:table-cell>
          <table:table-cell office:value-type="string" calcext:value-type="string">
            <text:p><text:s/>Autres baies(MuresFramboises.)</text:p>
          </table:table-cell>
          <table:table-cell office:value-type="float" office:value="474" calcext:value-type="float">
            <text:p>474</text:p>
          </table:table-cell>
          <table:table-cell office:value-type="float" office:value="1664" calcext:value-type="float">
            <text:p>1664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3 <text:s text:c="7"/></text:p>
          </table:table-cell>
          <table:table-cell office:value-type="string" calcext:value-type="string">
            <text:p><text:s/>Cerises</text:p>
          </table:table-cell>
          <table:table-cell office:value-type="float" office:value="4148" calcext:value-type="float">
            <text:p>4148</text:p>
          </table:table-cell>
          <table:table-cell office:value-type="float" office:value="173972.119999988" calcext:value-type="float">
            <text:p>173972.119999988</text:p>
          </table:table-cell>
          <table:table-cell office:value-type="float" office:value="178120.119999988" calcext:value-type="float">
            <text:p>178120.119999988</text:p>
          </table:table-cell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4 <text:s text:c="7"/></text:p>
          </table:table-cell>
          <table:table-cell office:value-type="string" calcext:value-type="string">
            <text:p><text:s/>Pêches</text:p>
          </table:table-cell>
          <table:table-cell office:value-type="float" office:value="9786" calcext:value-type="float">
            <text:p>9786</text:p>
          </table:table-cell>
          <table:table-cell office:value-type="float" office:value="86156" calcext:value-type="float">
            <text:p>86156</text:p>
          </table:table-cell>
          <table:table-cell office:value-type="float" office:value="95942" calcext:value-type="float">
            <text:p>95942</text:p>
          </table:table-cell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5 <text:s text:c="7"/></text:p>
          </table:table-cell>
          <table:table-cell office:value-type="string" calcext:value-type="string">
            <text:p><text:s/>Grenadine</text:p>
          </table:table-cell>
          <table:table-cell office:value-type="float" office:value="876" calcext:value-type="float">
            <text:p>876</text:p>
          </table:table-cell>
          <table:table-cell office:value-type="float" office:value="23838.9999999999" calcext:value-type="float">
            <text:p>23838.9999999999</text:p>
          </table:table-cell>
          <table:table-cell office:value-type="float" office:value="24714.9999999999" calcext:value-type="float">
            <text:p>24714.9999999999</text:p>
          </table:table-cell>
          <table:table-cell/>
          <table:table-cell office:value-type="float" office:value="3.71" calcext:value-type="float">
            <text:p>3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6 <text:s text:c="7"/></text:p>
          </table:table-cell>
          <table:table-cell office:value-type="string" calcext:value-type="string">
            <text:p><text:s/>Grenade</text:p>
          </table:table-cell>
          <table:table-cell office:value-type="float" office:value="338" calcext:value-type="float">
            <text:p>338</text:p>
          </table:table-cell>
          <table:table-cell office:value-type="float" office:value="8840.9999999998" calcext:value-type="float">
            <text:p>8840.9999999998</text:p>
          </table:table-cell>
          <table:table-cell office:value-type="float" office:value="9178.9999999998" calcext:value-type="float">
            <text:p>9178.9999999998</text:p>
          </table:table-cell>
          <table:table-cell/>
          <table:table-cell office:value-type="float" office:value="0.475" calcext:value-type="float">
            <text:p>0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7 <text:s text:c="7"/></text:p>
          </table:table-cell>
          <table:table-cell office:value-type="string" calcext:value-type="string">
            <text:p><text:s/>Grenadia(fruit de passion)</text:p>
          </table:table-cell>
          <table:table-cell office:value-type="float" office:value="3643" calcext:value-type="float">
            <text:p>3643</text:p>
          </table:table-cell>
          <table:table-cell office:value-type="float" office:value="138570.989999992" calcext:value-type="float">
            <text:p>138570.989999992</text:p>
          </table:table-cell>
          <table:table-cell office:value-type="float" office:value="142213.989999992" calcext:value-type="float">
            <text:p>142213.989999992</text:p>
          </table:table-cell>
          <table:table-cell/>
          <table:table-cell office:value-type="float" office:value="20.985" calcext:value-type="float">
            <text:p>20.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8 <text:s text:c="7"/></text:p>
          </table:table-cell>
          <table:table-cell office:value-type="string" calcext:value-type="string">
            <text:p><text:s/>Autres fruits à pépins et à noyau(Grenadine Grenade...)</text:p>
          </table:table-cell>
          <table:table-cell office:value-type="float" office:value="3145" calcext:value-type="float">
            <text:p>3145</text:p>
          </table:table-cell>
          <table:table-cell office:value-type="float" office:value="95570" calcext:value-type="float">
            <text:p>95570</text:p>
          </table:table-cell>
          <table:table-cell office:value-type="float" office:value="98715" calcext:value-type="float">
            <text:p>98715</text:p>
          </table:table-cell>
          <table:table-cell/>
          <table:table-cell office:value-type="float" office:value="4.505" calcext:value-type="float">
            <text:p>4.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9 <text:s text:c="7"/></text:p>
          </table:table-cell>
          <table:table-cell office:value-type="string" calcext:value-type="string">
            <text:p><text:s/>Amandes</text:p>
          </table:table-cell>
          <table:table-cell office:value-type="float" office:value="31608.9999999948" calcext:value-type="float">
            <text:p>31608.9999999948</text:p>
          </table:table-cell>
          <table:table-cell office:value-type="float" office:value="191348.069999965" calcext:value-type="float">
            <text:p>191348.069999965</text:p>
          </table:table-cell>
          <table:table-cell office:value-type="float" office:value="222957.06999996" calcext:value-type="float">
            <text:p>222957.06999996</text:p>
          </table:table-cell>
          <table:table-cell/>
          <table:table-cell office:value-type="float" office:value="9.21" calcext:value-type="float">
            <text:p>9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 <text:s text:c="8"/></text:p>
          </table:table-cell>
          <table:table-cell table:style-name="ce1" office:value-type="string" calcext:value-type="string">
            <text:p><text:s/>Pois inconnu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3599" calcext:value-type="float">
            <text:p>3599</text:p>
          </table:table-cell>
          <table:table-cell table:style-name="ce1"/>
          <table:table-cell table:style-name="ce1" office:value-type="float" office:value="13231.1168999952" calcext:value-type="float">
            <text:p>13231.116899995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68506494" calcext:value-type="float">
            <text:p>0.1168506494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70 <text:s text:c="7"/></text:p>
          </table:table-cell>
          <table:table-cell table:style-name="ce1" office:value-type="string" calcext:value-type="string">
            <text:p><text:s/>Noix de cajou(Anacardier)</text:p>
          </table:table-cell>
          <table:table-cell table:style-name="ce1" office:value-type="float" office:value="234322.99999997" calcext:value-type="float">
            <text:p>234322.99999997</text:p>
          </table:table-cell>
          <table:table-cell table:style-name="ce1" office:value-type="float" office:value="554681.979999999" calcext:value-type="float">
            <text:p>554681.979999999</text:p>
          </table:table-cell>
          <table:table-cell table:style-name="ce1" office:value-type="float" office:value="789004.979999969" calcext:value-type="float">
            <text:p>789004.979999969</text:p>
          </table:table-cell>
          <table:table-cell table:style-name="ce1"/>
          <table:table-cell table:style-name="ce1" office:value-type="float" office:value="40.32" calcext:value-type="float">
            <text:p>40.3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71 <text:s text:c="7"/></text:p>
          </table:table-cell>
          <table:table-cell office:value-type="string" calcext:value-type="string">
            <text:p><text:s/>Autres Noix</text:p>
          </table:table-cell>
          <table:table-cell office:value-type="float" office:value="5511" calcext:value-type="float">
            <text:p>5511</text:p>
          </table:table-cell>
          <table:table-cell office:value-type="float" office:value="153390.999999992" calcext:value-type="float">
            <text:p>153390.999999992</text:p>
          </table:table-cell>
          <table:table-cell office:value-type="float" office:value="158901.999999992" calcext:value-type="float">
            <text:p>158901.999999992</text:p>
          </table:table-cell>
          <table:table-cell/>
          <table:table-cell office:value-type="float" office:value="21.6199999999" calcext:value-type="float">
            <text:p>21.61999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2 <text:s text:c="7"/></text:p>
          </table:table-cell>
          <table:table-cell office:value-type="string" calcext:value-type="string">
            <text:p><text:s/>Arachides</text:p>
          </table:table-cell>
          <table:table-cell office:value-type="float" office:value="2810.999999996" calcext:value-type="float">
            <text:p>2810.999999996</text:p>
          </table:table-cell>
          <table:table-cell office:value-type="float" office:value="15637.999999994" calcext:value-type="float">
            <text:p>15637.999999994</text:p>
          </table:table-cell>
          <table:table-cell office:value-type="float" office:value="18448.99999999" calcext:value-type="float">
            <text:p>18448.99999999</text:p>
          </table:table-cell>
          <table:table-cell/>
          <table:table-cell office:value-type="float" office:value="19454.7097999963" calcext:value-type="float">
            <text:p>19454.7097999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3 <text:s text:c="7"/></text:p>
          </table:table-cell>
          <table:table-cell office:value-type="string" calcext:value-type="string">
            <text:p><text:s/>Cocotiers</text:p>
          </table:table-cell>
          <table:table-cell office:value-type="float" office:value="265165.999999992" calcext:value-type="float">
            <text:p>265165.999999992</text:p>
          </table:table-cell>
          <table:table-cell office:value-type="float" office:value="6648924.64999963" calcext:value-type="float">
            <text:p>6648924.64999963</text:p>
          </table:table-cell>
          <table:table-cell office:value-type="float" office:value="6914090.64999962" calcext:value-type="float">
            <text:p>6914090.64999962</text:p>
          </table:table-cell>
          <table:table-cell/>
          <table:table-cell office:value-type="float" office:value="255.81985" calcext:value-type="float">
            <text:p>255.8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4 <text:s text:c="7"/></text:p>
          </table:table-cell>
          <table:table-cell office:value-type="string" calcext:value-type="string">
            <text:p><text:s/>Autres cultures oléagineux(Tournessol palmier à huile roroli)</text:p>
          </table:table-cell>
          <table:table-cell office:value-type="float" office:value="1417400.82999994" calcext:value-type="float">
            <text:p>1417400.82999994</text:p>
          </table:table-cell>
          <table:table-cell office:value-type="float" office:value="727075.9999992" calcext:value-type="float">
            <text:p>727075.9999992</text:p>
          </table:table-cell>
          <table:table-cell office:value-type="float" office:value="2144476.82999914" calcext:value-type="float">
            <text:p>2144476.82999914</text:p>
          </table:table-cell>
          <table:table-cell/>
          <table:table-cell office:value-type="float" office:value="345.255" calcext:value-type="float">
            <text:p>345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5 <text:s text:c="7"/></text:p>
          </table:table-cell>
          <table:table-cell office:value-type="string" calcext:value-type="string">
            <text:p><text:s/>Café</text:p>
          </table:table-cell>
          <table:table-cell office:value-type="float" office:value="524403" calcext:value-type="float">
            <text:p>524403</text:p>
          </table:table-cell>
          <table:table-cell office:value-type="float" office:value="10203645.1499998" calcext:value-type="float">
            <text:p>10203645.1499998</text:p>
          </table:table-cell>
          <table:table-cell office:value-type="float" office:value="10728048.1499998" calcext:value-type="float">
            <text:p>10728048.1499998</text:p>
          </table:table-cell>
          <table:table-cell/>
          <table:table-cell office:value-type="float" office:value="7418.7399999999" calcext:value-type="float">
            <text:p>7418.7399999999</text:p>
          </table:table-cell>
          <table:table-cell office:value-type="float" office:value="1300" calcext:value-type="float">
            <text:p>1300</text:p>
          </table:table-cell>
          <table:table-cell office:value-type="float" office:value="1001" calcext:value-type="float">
            <text:p>1001</text:p>
          </table:table-cell>
          <table:table-cell office:value-type="float" office:value="10717.3308191806" calcext:value-type="float">
            <text:p>10717.33081918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6 <text:s text:c="7"/></text:p>
          </table:table-cell>
          <table:table-cell office:value-type="string" calcext:value-type="string">
            <text:p><text:s/>Cacao</text:p>
          </table:table-cell>
          <table:table-cell office:value-type="float" office:value="36736" calcext:value-type="float">
            <text:p>36736</text:p>
          </table:table-cell>
          <table:table-cell office:value-type="float" office:value="2848890.93" calcext:value-type="float">
            <text:p>2848890.93</text:p>
          </table:table-cell>
          <table:table-cell office:value-type="float" office:value="2885626.93" calcext:value-type="float">
            <text:p>2885626.93</text:p>
          </table:table-cell>
          <table:table-cell/>
          <table:table-cell office:value-type="float" office:value="1925.105" calcext:value-type="float">
            <text:p>1925.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7 <text:s text:c="7"/></text:p>
          </table:table-cell>
          <table:table-cell office:value-type="string" calcext:value-type="string">
            <text:p><text:s/>Autres cultures pour boissons</text:p>
          </table:table-cell>
          <table:table-cell office:value-type="float" office:value="1038" calcext:value-type="float">
            <text:p>1038</text:p>
          </table:table-cell>
          <table:table-cell office:value-type="float" office:value="2586" calcext:value-type="float">
            <text:p>258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4.255" calcext:value-type="float">
            <text:p>4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8 <text:s text:c="7"/></text:p>
          </table:table-cell>
          <table:table-cell office:value-type="string" calcext:value-type="string">
            <text:p><text:s/>Piments(capsicum spp.)</text:p>
          </table:table-cell>
          <table:table-cell office:value-type="float" office:value="7511.02" calcext:value-type="float">
            <text:p>7511.02</text:p>
          </table:table-cell>
          <table:table-cell office:value-type="float" office:value="24748.9999999996" calcext:value-type="float">
            <text:p>24748.9999999996</text:p>
          </table:table-cell>
          <table:table-cell office:value-type="float" office:value="32260.0199999996" calcext:value-type="float">
            <text:p>32260.0199999996</text:p>
          </table:table-cell>
          <table:table-cell/>
          <table:table-cell office:value-type="float" office:value="1517.695949998" calcext:value-type="float">
            <text:p>1517.69594999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.0948064935" calcext:value-type="float">
            <text:p>2.09480649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9 <text:s text:c="7"/></text:p>
          </table:table-cell>
          <table:table-cell table:style-name="ce1" office:value-type="string" calcext:value-type="string">
            <text:p><text:s/>Gingembre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401" calcext:value-type="float">
            <text:p>6401</text:p>
          </table:table-cell>
          <table:table-cell table:style-name="ce1" office:value-type="float" office:value="7070" calcext:value-type="float">
            <text:p>7070</text:p>
          </table:table-cell>
          <table:table-cell table:style-name="ce1"/>
          <table:table-cell table:style-name="ce1" office:value-type="float" office:value="326.49" calcext:value-type="float">
            <text:p>326.4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 <text:s text:c="8"/></text:p>
          </table:table-cell>
          <table:table-cell office:value-type="string" calcext:value-type="string">
            <text:p><text:s/>Autres cultures légumineuses(Pois tendre pois France)</text:p>
          </table:table-cell>
          <table:table-cell office:value-type="float" office:value="4865.9999999999" calcext:value-type="float">
            <text:p>4865.9999999999</text:p>
          </table:table-cell>
          <table:table-cell office:value-type="float" office:value="4323" calcext:value-type="float">
            <text:p>4323</text:p>
          </table:table-cell>
          <table:table-cell office:value-type="float" office:value="9188.9999999999" calcext:value-type="float">
            <text:p>9188.9999999999</text:p>
          </table:table-cell>
          <table:table-cell/>
          <table:table-cell office:value-type="float" office:value="2334.565" calcext:value-type="float">
            <text:p>2334.56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983441558" calcext:value-type="float">
            <text:p>0.29834415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0 <text:s text:c="7"/></text:p>
          </table:table-cell>
          <table:table-cell office:value-type="string" calcext:value-type="string">
            <text:p><text:s/>Autres épices(Poivres...)</text:p>
          </table:table-cell>
          <table:table-cell office:value-type="float" office:value="4822" calcext:value-type="float">
            <text:p>4822</text:p>
          </table:table-cell>
          <table:table-cell office:value-type="float" office:value="7758" calcext:value-type="float">
            <text:p>7758</text:p>
          </table:table-cell>
          <table:table-cell office:value-type="float" office:value="12580" calcext:value-type="float">
            <text:p>12580</text:p>
          </table:table-cell>
          <table:table-cell/>
          <table:table-cell office:value-type="float" office:value="26.74" calcext:value-type="float">
            <text:p>26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1 <text:s text:c="7"/></text:p>
          </table:table-cell>
          <table:table-cell office:value-type="string" calcext:value-type="string">
            <text:p><text:s/>Canne à sucre</text:p>
          </table:table-cell>
          <table:table-cell office:value-type="float" office:value="136541" calcext:value-type="float">
            <text:p>136541</text:p>
          </table:table-cell>
          <table:table-cell office:value-type="float" office:value="4233766.8299999" calcext:value-type="float">
            <text:p>4233766.8299999</text:p>
          </table:table-cell>
          <table:table-cell office:value-type="float" office:value="4370307.8299999" calcext:value-type="float">
            <text:p>4370307.8299999</text:p>
          </table:table-cell>
          <table:table-cell/>
          <table:table-cell office:value-type="float" office:value="12317.1347998233" calcext:value-type="float">
            <text:p>12317.1347998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2 <text:s text:c="7"/></text:p>
          </table:table-cell>
          <table:table-cell office:value-type="string" calcext:value-type="string">
            <text:p><text:s/>Floriculture-culture</text:p>
          </table:table-cell>
          <table:table-cell office:value-type="float" office:value="14695" calcext:value-type="float">
            <text:p>14695</text:p>
          </table:table-cell>
          <table:table-cell office:value-type="float" office:value="8392" calcext:value-type="float">
            <text:p>8392</text:p>
          </table:table-cell>
          <table:table-cell office:value-type="float" office:value="23087" calcext:value-type="float">
            <text:p>23087</text:p>
          </table:table-cell>
          <table:table-cell/>
          <table:table-cell office:value-type="float" office:value="27.36" calcext:value-type="float">
            <text:p>2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3 <text:s text:c="7"/></text:p>
          </table:table-cell>
          <table:table-cell office:value-type="string" calcext:value-type="string">
            <text:p><text:s/>Pépinières plantes ornementales</text:p>
          </table:table-cell>
          <table:table-cell office:value-type="float" office:value="4058" calcext:value-type="float">
            <text:p>4058</text:p>
          </table:table-cell>
          <table:table-cell office:value-type="float" office:value="1177" calcext:value-type="float">
            <text:p>1177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4 <text:s text:c="7"/></text:p>
          </table:table-cell>
          <table:table-cell office:value-type="string" calcext:value-type="string">
            <text:p><text:s/>Pépinières pour culture</text:p>
          </table:table-cell>
          <table:table-cell office:value-type="float" office:value="8886" calcext:value-type="float">
            <text:p>8886</text:p>
          </table:table-cell>
          <table:table-cell office:value-type="float" office:value="8374" calcext:value-type="float">
            <text:p>8374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float" office:value="18.6192" calcext:value-type="float">
            <text:p>18.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85 <text:s text:c="7"/></text:p>
          </table:table-cell>
          <table:table-cell table:style-name="ce1" office:value-type="string" calcext:value-type="string">
            <text:p><text:s/>Thym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561" calcext:value-type="float">
            <text:p>5561</text:p>
          </table:table-cell>
          <table:table-cell table:style-name="ce1" office:value-type="float" office:value="5869" calcext:value-type="float">
            <text:p>5869</text:p>
          </table:table-cell>
          <table:table-cell table:style-name="ce1"/>
          <table:table-cell table:style-name="ce1" office:value-type="float" office:value="174.385" calcext:value-type="float">
            <text:p>174.3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86 <text:s text:c="7"/></text:p>
          </table:table-cell>
          <table:table-cell table:style-name="ce1" office:value-type="string" calcext:value-type="string">
            <text:p><text:s/>Vétiver</text:p>
          </table:table-cell>
          <table:table-cell table:style-name="ce1" office:value-type="float" office:value="10342.9999999999" calcext:value-type="float">
            <text:p>10342.9999999999</text:p>
          </table:table-cell>
          <table:table-cell table:style-name="ce1" office:value-type="float" office:value="25737" calcext:value-type="float">
            <text:p>25737</text:p>
          </table:table-cell>
          <table:table-cell table:style-name="ce1" office:value-type="float" office:value="36079.9999999999" calcext:value-type="float">
            <text:p>36079.9999999999</text:p>
          </table:table-cell>
          <table:table-cell table:style-name="ce1"/>
          <table:table-cell table:style-name="ce1" office:value-type="float" office:value="363.085" calcext:value-type="float">
            <text:p>363.0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7 <text:s text:c="7"/></text:p>
          </table:table-cell>
          <table:table-cell office:value-type="string" calcext:value-type="string">
            <text:p><text:s/>Autres cultures médicinalesaromatiques(Citronnelle Basilic menthe)</text:p>
          </table:table-cell>
          <table:table-cell office:value-type="float" office:value="18161.24" calcext:value-type="float">
            <text:p>18161.24</text:p>
          </table:table-cell>
          <table:table-cell office:value-type="float" office:value="7588.05" calcext:value-type="float">
            <text:p>7588.05</text:p>
          </table:table-cell>
          <table:table-cell office:value-type="float" office:value="25749.29" calcext:value-type="float">
            <text:p>25749.29</text:p>
          </table:table-cell>
          <table:table-cell/>
          <table:table-cell office:value-type="float" office:value="9.95" calcext:value-type="float">
            <text:p>9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8 <text:s text:c="7"/></text:p>
          </table:table-cell>
          <table:table-cell office:value-type="string" calcext:value-type="string">
            <text:p><text:s/>Cultures Herbacées et autres cultures fourragères</text:p>
          </table:table-cell>
          <table:table-cell office:value-type="float" office:value="16980" calcext:value-type="float">
            <text:p>16980</text:p>
          </table:table-cell>
          <table:table-cell office:value-type="float" office:value="7733" calcext:value-type="float">
            <text:p>7733</text:p>
          </table:table-cell>
          <table:table-cell office:value-type="float" office:value="24713" calcext:value-type="float">
            <text:p>24713</text:p>
          </table:table-cell>
          <table:table-cell/>
          <table:table-cell office:value-type="float" office:value="87.295" calcext:value-type="float">
            <text:p>87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9 <text:s text:c="7"/></text:p>
          </table:table-cell>
          <table:table-cell office:value-type="string" calcext:value-type="string">
            <text:p><text:s/>Cultures Textiles (Sisalcoton...)</text:p>
          </table:table-cell>
          <table:table-cell office:value-type="float" office:value="41033.9999999985" calcext:value-type="float">
            <text:p>41033.9999999985</text:p>
          </table:table-cell>
          <table:table-cell office:value-type="float" office:value="18505.9999999998" calcext:value-type="float">
            <text:p>18505.9999999998</text:p>
          </table:table-cell>
          <table:table-cell office:value-type="float" office:value="59539.9999999983" calcext:value-type="float">
            <text:p>59539.9999999983</text:p>
          </table:table-cell>
          <table:table-cell/>
          <table:table-cell office:value-type="float" office:value="73.69" calcext:value-type="float">
            <text:p>73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 <text:s text:c="8"/></text:p>
          </table:table-cell>
          <table:table-cell table:style-name="ce1" office:value-type="string" calcext:value-type="string">
            <text:p><text:s/>Choux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3124.9999999997" calcext:value-type="float">
            <text:p>3124.9999999997</text:p>
          </table:table-cell>
          <table:table-cell table:style-name="ce1" office:value-type="float" office:value="4896.9999999997" calcext:value-type="float">
            <text:p>4896.9999999997</text:p>
          </table:table-cell>
          <table:table-cell table:style-name="ce1"/>
          <table:table-cell table:style-name="ce1" office:value-type="float" office:value="2724.64325" calcext:value-type="float">
            <text:p>2724.643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635974026" calcext:value-type="float">
            <text:p>0.635974026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<text:s/>C90 <text:s text:c="7"/></text:p>
          </table:table-cell>
          <table:table-cell table:style-name="ce2" office:value-type="string" calcext:value-type="string">
            <text:p><text:s/>Roseaux</text:p>
          </table:table-cell>
          <table:table-cell table:style-name="ce2" office:value-type="float" office:value="18989.0499999999" calcext:value-type="float">
            <text:p>18989.0499999999</text:p>
          </table:table-cell>
          <table:table-cell table:style-name="ce2" office:value-type="float" office:value="9865.999999993" calcext:value-type="float">
            <text:p>9865.999999993</text:p>
          </table:table-cell>
          <table:table-cell table:style-name="ce2" office:value-type="float" office:value="28855.0499999929" calcext:value-type="float">
            <text:p>28855.0499999929</text:p>
          </table:table-cell>
          <table:table-cell table:style-name="ce2"/>
          <table:table-cell table:style-name="ce2" office:value-type="float" office:value="20.55" calcext:value-type="float">
            <text:p>20.5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C91 <text:s text:c="7"/></text:p>
          </table:table-cell>
          <table:table-cell table:style-name="ce2" office:value-type="string" calcext:value-type="string">
            <text:p><text:s/>Tabac</text:p>
          </table:table-cell>
          <table:table-cell table:style-name="ce2" office:value-type="float" office:value="1578" calcext:value-type="float">
            <text:p>1578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10285" calcext:value-type="float">
            <text:p>10285</text:p>
          </table:table-cell>
          <table:table-cell table:style-name="ce2"/>
          <table:table-cell table:style-name="ce2" office:value-type="float" office:value="539.0149999997" calcext:value-type="float">
            <text:p>539.01499999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<text:s/>C92 <text:s text:c="7"/></text:p>
          </table:table-cell>
          <table:table-cell office:value-type="string" calcext:value-type="string">
            <text:p><text:s/>Autres Cultures(Roucou....)</text:p>
          </table:table-cell>
          <table:table-cell office:value-type="float" office:value="6067.95" calcext:value-type="float">
            <text:p>6067.95</text:p>
          </table:table-cell>
          <table:table-cell office:value-type="float" office:value="27364" calcext:value-type="float">
            <text:p>27364</text:p>
          </table:table-cell>
          <table:table-cell office:value-type="float" office:value="33431.95" calcext:value-type="float">
            <text:p>33431.95</text:p>
          </table:table-cell>
          <table:table-cell/>
          <table:table-cell office:value-type="float" office:value="14.495" calcext:value-type="float">
            <text:p>14.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3 <text:s text:c="7"/></text:p>
          </table:table-cell>
          <table:table-cell office:value-type="string" calcext:value-type="string">
            <text:p><text:s/>Jachères temporaires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21" calcext:value-type="float">
            <text:p>1921</text:p>
          </table:table-cell>
          <table:table-cell office:value-type="float" office:value="3513.02" calcext:value-type="float">
            <text:p>3513.02</text:p>
          </table:table-cell>
          <table:table-cell/>
          <table:table-cell office:value-type="float" office:value="1831.2914499997" calcext:value-type="float">
            <text:p>1831.2914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4 <text:s text:c="7"/></text:p>
          </table:table-cell>
          <table:table-cell office:value-type="string" calcext:value-type="string">
            <text:p><text:s/>Jachères permanentes</text:p>
          </table:table-cell>
          <table:table-cell office:value-type="float" office:value="552" calcext:value-type="float">
            <text:p>552</text:p>
          </table:table-cell>
          <table:table-cell office:value-type="float" office:value="1062" calcext:value-type="float">
            <text:p>106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11973.4504499941" calcext:value-type="float">
            <text:p>11973.450449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5 <text:s text:c="7"/></text:p>
          </table:table-cell>
          <table:table-cell table:style-name="ce1" office:value-type="string" calcext:value-type="string">
            <text:p><text:s/>Bâtiments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6602.01" calcext:value-type="float">
            <text:p>6602.01</text:p>
          </table:table-cell>
          <table:table-cell table:style-name="ce1" office:value-type="float" office:value="8643.01" calcext:value-type="float">
            <text:p>8643.01</text:p>
          </table:table-cell>
          <table:table-cell table:style-name="ce1"/>
          <table:table-cell table:style-name="ce1" office:value-type="float" office:value="3908.1429499985" calcext:value-type="float">
            <text:p>3908.14294999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96 <text:s text:c="7"/></text:p>
          </table:table-cell>
          <table:table-cell table:style-name="ce1" office:value-type="string" calcext:value-type="string">
            <text:p><text:s/>Terrains incultes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635" calcext:value-type="float">
            <text:p>1635</text:p>
          </table:table-cell>
          <table:table-cell table:style-name="ce1"/>
          <table:table-cell table:style-name="ce1" office:value-type="float" office:value="82.42" calcext:value-type="float">
            <text:p>82.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97 <text:s text:c="7"/></text:p>
          </table:table-cell>
          <table:table-cell office:value-type="string" calcext:value-type="string">
            <text:p><text:s/>Retenue d'eau</text:p>
          </table:table-cell>
          <table:table-cell office:value-type="float" office:value="1396" calcext:value-type="float">
            <text:p>1396</text:p>
          </table:table-cell>
          <table:table-cell office:value-type="float" office:value="264" calcext:value-type="float">
            <text:p>264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21.385" calcext:value-type="float">
            <text:p>21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8 <text:s text:c="7"/></text:p>
          </table:table-cell>
          <table:table-cell office:value-type="string" calcext:value-type="string">
            <text:p><text:s/>Forêt</text:p>
          </table:table-cell>
          <table:table-cell office:value-type="float" office:value="16965956.0599966" calcext:value-type="float">
            <text:p>16965956.0599966</text:p>
          </table:table-cell>
          <table:table-cell office:value-type="float" office:value="702629.769999952" calcext:value-type="float">
            <text:p>702629.769999952</text:p>
          </table:table-cell>
          <table:table-cell office:value-type="float" office:value="17668585.8299966" calcext:value-type="float">
            <text:p>17668585.8299966</text:p>
          </table:table-cell>
          <table:table-cell/>
          <table:table-cell office:value-type="float" office:value="2069.396149999" calcext:value-type="float">
            <text:p>2069.39614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9 <text:s text:c="7"/></text:p>
          </table:table-cell>
          <table:table-cell table:style-name="ce1" office:value-type="string" calcext:value-type="string">
            <text:p><text:s/>Non renseigné</text:p>
          </table:table-cell>
          <table:table-cell table:style-name="ce1" office:value-type="float" office:value="3684" calcext:value-type="float">
            <text:p>368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493" calcext:value-type="float">
            <text:p>4493</text:p>
          </table:table-cell>
          <table:table-cell table:style-name="ce1"/>
          <table:table-cell table:style-name="ce1" office:value-type="float" office:value="4.98" calcext:value-type="float">
            <text:p>4.9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 text:c="12"/></text:p>
          </table:table-cell>
          <table:table-cell/>
          <table:table-cell office:value-type="float" office:value="24499196" calcext:value-type="float">
            <text:p>24499196</text:p>
          </table:table-cell>
          <table:table-cell office:value-type="float" office:value="120297364" calcext:value-type="float">
            <text:p>120297364</text:p>
          </table:table-cell>
          <table:table-cell office:value-type="float" office:value="144796560" calcext:value-type="float">
            <text:p>144796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101 rows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5-30T18:57:24.485931539</dc:date>
    <dc:creator>jasmin </dc:creator>
    <meta:editing-duration>PT9H36M42S</meta:editing-duration>
    <meta:editing-cycles>6</meta:editing-cycles>
    <meta:document-statistic meta:table-count="1" meta:cell-count="861" meta:object-count="0"/>
  </office:meta>
</office:document-meta>
</file>